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LoadException.ContextLoadException( ApplicationContext applicationContext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LoadException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